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777b" officeooo:paragraph-rsid="00027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3:56:28.388451115</meta:creation-date>
    <dc:date>2023-04-09T14:12:42.487721580</dc:date>
    <meta:editing-duration>PT16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